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05pt solid #00000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05pt solid #000000"/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05pt solid #000000"/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6.695cm" table:align="margins" style:writing-mode="lr-tb"/>
    </style:style>
    <style:style style:name="Tabla9.A" style:family="table-column">
      <style:table-column-properties style:column-width="16.695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6.695cm" table:align="margins" style:writing-mode="lr-tb"/>
    </style:style>
    <style:style style:name="Tabla10.A" style:family="table-column">
      <style:table-column-properties style:column-width="16.695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6.695cm" table:align="margins" style:writing-mode="lr-tb"/>
    </style:style>
    <style:style style:name="Tabla11.A" style:family="table-column">
      <style:table-column-properties style:column-width="16.695cm" style:rel-column-width="65535*"/>
    </style:style>
    <style:style style:name="Tabla1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3" style:family="paragraph" style:parent-style-name="Table_20_Contents">
      <style:paragraph-properties fo:text-align="start" style:justify-single-word="false"/>
      <style:text-properties fo:color="#333366" style:font-name="Ubuntu Mono" officeooo:rsid="008a0a11" officeooo:paragraph-rsid="003ab22a"/>
    </style:style>
    <style:style style:name="P4" style:family="paragraph" style:parent-style-name="Table_20_Contents">
      <style:paragraph-properties fo:text-align="start" style:justify-single-word="false"/>
      <style:text-properties fo:color="#333366" style:font-name="Ubuntu Mono" officeooo:rsid="008a0a11" officeooo:paragraph-rsid="003bae3d"/>
    </style:style>
    <style:style style:name="P5" style:family="paragraph" style:parent-style-name="Preformatted_20_Text">
      <style:text-properties style:font-name="Ubuntu Mono"/>
    </style:style>
    <style:style style:name="P6" style:family="paragraph" style:parent-style-name="Preformatted_20_Text">
      <style:text-properties style:font-name="Ubuntu Mono" officeooo:paragraph-rsid="0038c19c"/>
    </style:style>
    <style:style style:name="P7" style:family="paragraph" style:parent-style-name="Preformatted_20_Text">
      <style:text-properties style:font-name="Ubuntu Mono" officeooo:rsid="003fdfa5" officeooo:paragraph-rsid="003fdfa5"/>
    </style:style>
    <style:style style:name="P8" style:family="paragraph" style:parent-style-name="Preformatted_20_Text">
      <style:paragraph-properties fo:margin-top="0cm" fo:margin-bottom="0.499cm" style:contextual-spacing="false"/>
      <style:text-properties style:font-name="Ubuntu Mono"/>
    </style:style>
    <style:style style:name="P9" style:family="paragraph" style:parent-style-name="Preformatted_20_Text">
      <style:paragraph-properties fo:margin-top="0cm" fo:margin-bottom="0.499cm" style:contextual-spacing="false"/>
      <style:text-properties style:font-name="Ubuntu Mono" officeooo:paragraph-rsid="0038c19c"/>
    </style:style>
    <style:style style:name="P10" style:family="paragraph" style:parent-style-name="Standard">
      <style:text-properties style:font-name="Arial" officeooo:rsid="001afa74" officeooo:paragraph-rsid="0038c19c"/>
    </style:style>
    <style:style style:name="P11" style:family="paragraph" style:parent-style-name="Standard">
      <style:text-properties style:font-name="Arial" officeooo:rsid="001afa74" officeooo:paragraph-rsid="003ab22a"/>
    </style:style>
    <style:style style:name="P12" style:family="paragraph" style:parent-style-name="Standard">
      <style:text-properties style:font-name="Arial" officeooo:rsid="001bd6b0" officeooo:paragraph-rsid="003bae3d"/>
    </style:style>
    <style:style style:name="P13" style:family="paragraph" style:parent-style-name="Standard">
      <style:text-properties style:font-name="Arial" fo:font-weight="normal" officeooo:rsid="008eddde" officeooo:paragraph-rsid="003bae3d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3bae3d" officeooo:paragraph-rsid="003bae3d" style:font-weight-asian="normal" style:font-weight-complex="normal"/>
    </style:style>
    <style:style style:name="P15" style:family="paragraph" style:parent-style-name="Standard">
      <style:text-properties style:font-name="Arial" officeooo:rsid="001c8b33" officeooo:paragraph-rsid="003bae3d"/>
    </style:style>
    <style:style style:name="P16" style:family="paragraph" style:parent-style-name="Standard">
      <style:text-properties style:font-name="Arial" officeooo:rsid="001d4e17" officeooo:paragraph-rsid="003bae3d"/>
    </style:style>
    <style:style style:name="P17" style:family="paragraph" style:parent-style-name="Standard">
      <style:text-properties style:font-name="Arial" officeooo:rsid="003fdfa5" officeooo:paragraph-rsid="003fdfa5"/>
    </style:style>
    <style:style style:name="P18" style:family="paragraph" style:parent-style-name="Standard">
      <style:text-properties officeooo:rsid="001bd6b0" officeooo:paragraph-rsid="003ab22a"/>
    </style:style>
    <style:style style:name="P1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ab22a"/>
    </style:style>
    <style:style style:name="P20" style:family="paragraph" style:parent-style-name="Standard">
      <style:text-properties style:font-name="Arial" officeooo:rsid="003bae3d" officeooo:paragraph-rsid="003bae3d"/>
    </style:style>
    <style:style style:name="P21" style:family="paragraph" style:parent-style-name="Standard">
      <style:text-properties style:font-name="Arial" officeooo:rsid="00168529" officeooo:paragraph-rsid="003bae3d"/>
    </style:style>
    <style:style style:name="P2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3ab22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e4f53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officeooo:rsid="001bd6b0"/>
    </style:style>
    <style:style style:name="T6" style:family="text">
      <style:text-properties officeooo:rsid="003ab22a"/>
    </style:style>
    <style:style style:name="T7" style:family="text">
      <style:text-properties officeooo:rsid="003bae3d"/>
    </style:style>
    <style:style style:name="T8" style:family="text">
      <style:text-properties officeooo:rsid="003caf51"/>
    </style:style>
    <style:style style:name="T9" style:family="text">
      <style:text-properties officeooo:rsid="003fdfa5"/>
    </style:style>
    <style:style style:name="T10" style:family="text">
      <style:text-properties officeooo:rsid="00410cd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297ee"/>
    </style:style>
    <style:style style:name="T13" style:family="text">
      <style:text-properties officeooo:rsid="0042b8e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DE. IES Haría</text:p>
      <text:p text:style-name="P2">UT<text:span text:style-name="T6">7-A10</text:span>. <text:span text:style-name="T6">Detalles correo</text:span></text:p>
      <text:p text:style-name="P1"/>
      <text:p text:style-name="P17">Dado los siguientes detalles de un correo:</text:p>
      <text:p text:style-name="P17"/>
      <text:p text:style-name="P7">Delivered-To: ivan@gmail.com</text:p>
      <text:p text:style-name="P5">Received: by 10.27.214.204 with SMTP id n195csp1353577wlg;</text:p>
      <text:p text:style-name="P5"><text:s text:c="8"/>Thu, 4 Jun 2015 22:55:23 -0700 (PDT)</text:p>
      <text:p text:style-name="P5">X-Received: by 10.194.71.226 with SMTP id y2mr3189622wju.34.1433483723227;</text:p>
      <text:p text:style-name="P5"><text:s text:c="8"/>Thu, 04 Jun 2015 22:55:23 -0700 (PDT)</text:p>
      <text:p text:style-name="P5">Return-Path: &lt;&gt;</text:p>
      <text:p text:style-name="P5">Received: from mail-wi0-x246.google.com (mail-wi0-x246.google.com. [2a00:1450:400c:c05::246])</text:p>
      <text:p text:style-name="P5"><text:s text:c="8"/>by mx.google.com with ESMTPS id 11si6160098wjz.165.2015.06.04.22.55.22</text:p>
      <text:p text:style-name="P5"><text:s text:c="8"/>for &lt;iv<text:span text:style-name="T9">an</text:span>@gmail.com&gt;</text:p>
      <text:p text:style-name="P5"><text:s text:c="8"/>(version=TLSv1.2 cipher=ECDHE-RSA-AES128-GCM-SHA256 bits=128/128);</text:p>
      <text:p text:style-name="P5"><text:s text:c="8"/>Thu, 04 Jun 2015 22:55:23 -0700 (PDT)</text:p>
      <text:p text:style-name="P5">Received-SPF: pass (google.com: best guess record for domain of mail-wi0-x246.google.com designates 2a00:1450:400c:c05::246 as permitted sender) client-ip=2a00:1450:400c:c05::246;</text:p>
      <text:p text:style-name="P5">Authentication-Results: mx.google.com;</text:p>
      <text:p text:style-name="P5"><text:s text:c="7"/>spf=pass (google.com: best guess record for domain of mail-wi0-x246.google.com designates 2a00:1450:400c:c05::246 as permitted sender) smtp.mail=;</text:p>
      <text:p text:style-name="P5"><text:s text:c="7"/>dkim=pass header.i=@googlemail.com;</text:p>
      <text:p text:style-name="P5"><text:s text:c="7"/>dmarc=pass (p=NONE dis=NONE) header.from=googlemail.com</text:p>
      <text:p text:style-name="P5">Received: by mail-wi0-x246.google.com with SMTP id ut5so497wib.0</text:p>
      <text:p text:style-name="P5"><text:s text:c="8"/>for &lt;iv<text:span text:style-name="T9">an</text:span>@gmail.com&gt;; Thu, 04 Jun 2015 22:55:22 -0700 (PDT)</text:p>
      <text:p text:style-name="P5">DKIM-Signature: v=1; a=rsa-sha256; c=relaxed/relaxed;</text:p>
      <text:p text:style-name="P5"><text:s text:c="8"/>d=googlemail.com; s=20120113;</text:p>
      <text:p text:style-name="P5"><text:s text:c="8"/>h=mime-version:from:to:subject:message-id:date:content-type;</text:p>
      <text:p text:style-name="P5"><text:s text:c="8"/>bh=U0ens1IKm9BnEJ0X4QA5HMt2JUZGkBqyUINCELKJU/k=;</text:p>
      <text:p text:style-name="P5"><text:s text:c="8"/>b=k8s9kQ/ArL5iPBZFO0N5zIINON/mzNi5N2aRoqpcrMackx/pYKE1kW3t9SQP9+N16Y</text:p>
      <text:p text:style-name="P5"><text:s text:c="9"/>kvwcXAr7AffCu0BTsnjXp7fb0WziEGAteNBBPq1GXgMQpaWCdTeXGo4rQnTFRUXNypbV</text:p>
      <text:p text:style-name="P5"><text:s text:c="9"/>9D1wp6XR+MZxCKNKj01zHouB97Bv9WpIv6MmmJho+RsFhIVyVUfKEUK3kfHXFIIVxFQj</text:p>
      <text:p text:style-name="P5"><text:s text:c="9"/>Z6YNv7XjMYtFCqmxFbo5wNBpXz6Rf3wq+Zp9L57KD2wNN/wjGYE0m+U1+rDELuXTX9Nm</text:p>
      <text:p text:style-name="P5"><text:s text:c="9"/>9OfXK7r6lOytVtZCtYLwYq/oOaYn2mj1VNm9PE7RbbhzBKy7Wx9pVgA/vjmZ+pQE5o9Y</text:p>
      <text:p text:style-name="P5"><text:s text:c="9"/>aIlA==</text:p>
      <text:p text:style-name="P5">X-Received: by 10.180.90.228 with SMTP id bz4mr14545165wib.69.1433483722870;</text:p>
      <text:p text:style-name="P5"><text:s text:c="8"/>Thu, 04 Jun 2015 22:55:22 -0700 (PDT)</text:p>
      <text:p text:style-name="P5">MIME-Version: 1.0</text:p>
      <text:p text:style-name="P5">Return-Path: &lt;&gt;</text:p>
      <text:p text:style-name="P5">Received: by 10.180.90.228 with SMTP id bz4mr9407139wib.69; Thu, 04 Jun 2015</text:p>
      <text:p text:style-name="P5"><text:s/>22:55:22 -0700 (PDT)</text:p>
      <text:p text:style-name="P5"><text:span text:style-name="T11">From</text:span>: Mail Delivery Subsystem &lt;mailer-daemon@googlemail.com&gt;</text:p>
      <text:p text:style-name="P5"><text:span text:style-name="T11">To</text:span>: iv<text:span text:style-name="T9">an</text:span>@gmail.com</text:p>
      <text:p text:style-name="P5">X-Failed-Recipients: iv<text:span text:style-name="T9">an</text:span>@hotmail.com</text:p>
      <text:p text:style-name="P5">Subject: Delivery Status Notification (Failure)</text:p>
      <text:p text:style-name="P5">Message-ID: &lt;f46d043be0a617cde30517bef07d@google.com&gt;</text:p>
      <text:p text:style-name="P5">Date: Fri, 05 Jun 2015 05:55:<text:span text:style-name="T13">55</text:span> +0000</text:p>
      <text:p text:style-name="P5">Content-Type: text/plain; charset=UTF-8</text:p>
      <text:p text:style-name="P5"/>
      <text:p text:style-name="P5">Delivery to the following recipient failed permanently:</text:p>
      <text:p text:style-name="P5"/>
      <text:p text:style-name="P5"><text:s text:c="5"/>iv<text:span text:style-name="T9">an</text:span>@hotmail.com</text:p>
      <text:p text:style-name="P5"/>
      <text:p text:style-name="P5">Technical details of permanent failure: </text:p>
      <text:p text:style-name="P5">Google tried to deliver your message, but it was rejected by the server for the recipient domain hotmail.com by mx1.hotmail.com. [207.46.8.167].</text:p>
      <text:p text:style-name="P5"/>
      <text:p text:style-name="P5">The error that the other server returned was:</text:p>
      <text:p text:style-name="P5">550 Requested action not taken: <text:span text:style-name="T11">mailbox unavailable</text:span></text:p>
      <text:p text:style-name="P5"/>
      <text:p text:style-name="P5"/>
      <text:p text:style-name="P5"><text:soft-page-break/>----- <text:span text:style-name="T11">Original message</text:span> -----</text:p>
      <text:p text:style-name="P5"/>
      <text:p text:style-name="P5">DKIM-Signature: v=1; a=rsa-sha256; c=relaxed/relaxed;</text:p>
      <text:p text:style-name="P5"><text:s text:c="8"/>d=gmail.com; s=20120113;</text:p>
      <text:p text:style-name="P5"><text:s text:c="8"/>h=message-id:date:from:user-agent:mime-version:to:cc:subject</text:p>
      <text:p text:style-name="P5"><text:s text:c="9"/>:references:in-reply-to:content-type;</text:p>
      <text:p text:style-name="P5"><text:s text:c="8"/>bh=1cpOULiURqhEQWPckjrMbvLJBgCGoxzYECDt2bVcJjg=;</text:p>
      <text:p text:style-name="P5"><text:s text:c="8"/>b=vO0nvTuPYD+fjGz9O+vXvDB9+C/v0yGZL9lmAeqoARHjhViqanzLRT+rNuH6NyRnRn</text:p>
      <text:p text:style-name="P5"><text:s text:c="9"/>u3W9Nk486AVBicb7KvS/+Jg7nAzzdSq5dlvY/3CZj8VFJSi3G4r06mP063nTY2fyCvOr</text:p>
      <text:p text:style-name="P5"><text:s text:c="9"/>3XxjweXbYbhrAfDv2c2PqSgnWLeEpy4WUnFsznQ/1DlaqUv6GdYvIiH7hLUA1ehLcRiP</text:p>
      <text:p text:style-name="P5"><text:s text:c="9"/>nMdxeeY9eoTQI7jwVMCgiMFFx3lpAY9yJH5v6IaTEfBILQvEvapFm/5OGP+AaNI3OXGq</text:p>
      <text:p text:style-name="P5"><text:s text:c="9"/>K0fk1aZ4ZbGgYUtygvdJbg9idS7aAE+tNfE7YPryMrvK1P1wxfBabVi1QQDfOyNsa7MF</text:p>
      <text:p text:style-name="P5"><text:s text:c="9"/>DVGw==</text:p>
      <text:p text:style-name="P5">X-Received: by 10.180.90.228 with SMTP id bz4mr14545123wib.69.1433483722415;</text:p>
      <text:p text:style-name="P5"><text:s text:c="8"/>Thu, 04 Jun 2015 22:55:22 -0700 (PDT)</text:p>
      <text:p text:style-name="P5">Return-Path: &lt;iv<text:span text:style-name="T9">an</text:span>@gmail.com&gt;</text:p>
      <text:p text:style-name="P5">Received: from [192.168.10.9] (196.Red-88-13-226.dynamicIP.rima-tde.net. [88.13.226.196])</text:p>
      <text:p text:style-name="P5"><text:s text:c="8"/>by mx.google.com with ESMTPSA id wv3sm8858981wjc.0.2015.06.04.22.54.48</text:p>
      <text:p text:style-name="P5"><text:s text:c="8"/>(version=TLSv1.2 cipher=ECDHE-RSA-AES128-GCM-SHA256 bits=128/128);</text:p>
      <text:p text:style-name="P5"><text:s text:c="8"/>Thu, 04 Jun 2015 22:55:21 -0700 (PDT)</text:p>
      <text:p text:style-name="P5">Message-ID: &lt;557139A7.9070105@gmail.com&gt;</text:p>
      <text:p text:style-name="P5">Date: Fri, 05 Jun 2015 06:54:47 +0100</text:p>
      <text:p text:style-name="P5"><text:span text:style-name="T11">From</text:span>: ivan &lt;iv<text:span text:style-name="T9">an</text:span>@gmail.com&gt;</text:p>
      <text:p text:style-name="P5">User-Agent: Mozilla/5.0 (X11; Linux i686; rv:31.0) Gecko/20100101 Thunderbird/31.5.0</text:p>
      <text:p text:style-name="P5">MIME-Version: 1.0</text:p>
      <text:p text:style-name="P5"><text:span text:style-name="T11">To</text:span>: iv<text:span text:style-name="T9">an</text:span>@hotmail.com</text:p>
      <text:p text:style-name="P5"><text:span text:style-name="T11">CC</text:span>: <text:span text:style-name="T9">antonio</text:span>@boun.cr, ivan@iesharia.org</text:p>
      <text:p text:style-name="P5">Subject: Fwd: Fw: MInisterio de Sanidad: concurso por la diversidad para adolescentes</text:p>
      <text:p text:style-name="P5">References: &lt;FF0B07D01E914AA682333C8CFDF7DF45@medusa.gobiernodecanarias.net&gt;</text:p>
      <text:p text:style-name="P5">In-Reply-To: &lt;FF0B07D01E914AA682333C8CFDF7DF45@medusa.gobiernodecanarias.net&gt;</text:p>
      <text:p text:style-name="P5">X-Forwarded-Message-Id: &lt;FF0B07D01E914AA682333C8CFDF7DF45@medusa.gobiernodecanarias.net&gt;</text:p>
      <text:p text:style-name="P5">Content-Type: multipart/mixed;</text:p>
      <text:p text:style-name="P5"><text:s/>boundary="------------010908060508050505070607"</text:p>
      <text:p text:style-name="P5"/>
      <text:p text:style-name="P8">----- End of message -----</text:p>
      <text:p text:style-name="P17"/>
      <text:p text:style-name="P10"/>
      <text:p text:style-name="P10"><text:span text:style-name="T6">Al final del documento</text:span> se muestran los detalles de un correo recibido. A partir de la información que incluye contesta</text:p>
      <text:p text:style-name="P10"/>
      <text:p text:style-name="P11"><text:span text:style-name="T7">1. </text:span>¿<text:span text:style-name="T9">Cuál es la dirección del remitente del mensaje</text:span>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"/>
          </table:table-cell>
        </table:table-row>
      </table:table>
      <text:p text:style-name="P18"/>
      <text:p text:style-name="P20">2. ¿Cuál es la dirección del destinatario del mensaje?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"/>
          </table:table-cell>
        </table:table-row>
      </table:table>
      <text:p text:style-name="P13"/>
      <text:p text:style-name="P20">3. ¿Cuál es la dirección del remitente original del mensaje?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"/>
          </table:table-cell>
        </table:table-row>
      </table:table>
      <text:p text:style-name="P12"/>
      <text:p text:style-name="P20">4. ¿A qué dirección fue enviado originalmente el mensaje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P13"/>
      <text:p text:style-name="P14">5. <text:span text:style-name="T10">¿A qué direcciones fue enviado en copia originalmente el mensaje?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"/>
          </table:table-cell>
        </table:table-row>
      </table:table>
      <text:p text:style-name="P13"/>
      <text:p text:style-name="P14"><text:soft-page-break/>6. <text:span text:style-name="T10">¿De qué informa el mensaje?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"/>
          </table:table-cell>
        </table:table-row>
      </table:table>
      <text:p text:style-name="P13"/>
      <text:p text:style-name="P20">7. ¿Cuál es el Id del mensaje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"/>
          </table:table-cell>
        </table:table-row>
      </table:table>
      <text:p text:style-name="P15"/>
      <text:p text:style-name="P20">8. ¿Desde que programa cliente de correo fue enviado originalmente el mensaje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"/>
          </table:table-cell>
        </table:table-row>
      </table:table>
      <text:p text:style-name="P15"/>
      <text:p text:style-name="P20">9. ¿Cuál es el asunto del mensaje?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"/>
          </table:table-cell>
        </table:table-row>
      </table:table>
      <text:p text:style-name="P15"/>
      <text:p text:style-name="P16"><text:span text:style-name="T7">10. </text:span>¿<text:span text:style-name="T12">Cuál es el asunto del mensaje original</text:span>?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"/>
          </table:table-cell>
        </table:table-row>
      </table:table>
      <text:p text:style-name="P13"/>
      <text:p text:style-name="P20">11. ¿Desde que dirección IP privada se envió el mensaje original?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Fin_20_de_20_línea_20_1" draw:display-name="Fin de línea 1" svg:viewBox="0 0 1131 902" svg:d="M564 0l-564 902h1131z"/>
    <draw:marker draw:name="Fin_20_de_20_línea_20_2" draw:display-name="Fin de línea 2" svg:viewBox="0 0 1013 1130" svg:d="M1009 1050l-449-1008-22-30-29-12-34 12-21 26-449 1012-5 13v8l5 21 12 21 17 13 21 4h903l21-4 21-13 9-21 4-21v-8z"/>
    <draw:marker draw:name="Fin_20_de_20_línea_20_3" draw:display-name="Fin de línea 3" svg:viewBox="0 0 836 110" svg:d="M0 0h278 278 280v36 36 38h-278-278-280v-36-36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ab22a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ab22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e4f53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10</text:span><text:span text:style-name="MT1">. Práctica </text:span><text:span text:style-name="MT3">repaso</text:span><text:span text:style-name="MT1">. </text:span><text:span text:style-name="MT2">Detalles correo electrónico</text:span><text:span text:style-name="MT1"><text:tab/></text:span><text:span text:style-name="MT4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5-06-05T12:23:51.160529160</dc:date>
    <meta:editing-cycles>60</meta:editing-cycles>
    <meta:editing-duration>PT14H34M41S</meta:editing-duration>
    <meta:generator>LibreOffice/4.2.8.2$Linux_X86_64 LibreOffice_project/420m0$Build-2</meta:generator>
    <dc:creator>ivan </dc:creator>
    <meta:document-statistic meta:table-count="11" meta:image-count="1" meta:object-count="0" meta:page-count="3" meta:paragraph-count="96" meta:word-count="479" meta:character-count="5335" meta:non-whitespace-character-count="4664"/>
    <meta:user-defined meta:name="Información 1"/>
    <meta:user-defined meta:name="Información 2"/>
    <meta:user-defined meta:name="Información 3"/>
    <meta:user-defined meta:name="Información 4"/>
  </office:meta>
</office:document-meta>
</file>